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8.242cm" fo:margin-left="-0.106cm" fo:margin-top="0cm" fo:margin-bottom="0cm" table:align="left"/>
    </style:style>
    <style:style style:name="Tabela3.A" style:family="table-column">
      <style:table-column-properties style:column-width="1.275cm"/>
    </style:style>
    <style:style style:name="Tabela3.B" style:family="table-column">
      <style:table-column-properties style:column-width="14.734cm"/>
    </style:style>
    <style:style style:name="Tabela3.C" style:family="table-column">
      <style:table-column-properties style:column-width="2.233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1" style:list-style-name="WWNum3"/>
    <style:style style:name="P2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</style:style>
    <style:style style:name="P3" style:family="paragraph" style:parent-style-name="Heading_20_2" style:list-style-name="WWNum3"/>
    <style:style style:name="P4" style:family="paragraph" style:parent-style-name="Heading_20_2" style:list-style-name="WWNum3">
      <style:text-properties officeooo:paragraph-rsid="00067955"/>
    </style:style>
    <style:style style:name="P5" style:family="paragraph" style:parent-style-name="Heading_20_3" style:list-style-name="WWNum3"/>
    <style:style style:name="P6" style:family="paragraph" style:parent-style-name="Heading_20_3" style:list-style-name="WWNum3">
      <style:paragraph-properties fo:padding="0cm" fo:border="none" style:shadow="none" style:join-border="false"/>
    </style:style>
    <style:style style:name="P7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05703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 style:join-border="false"/>
      <style:text-properties officeooo:paragraph-rsid="0005835d"/>
    </style:style>
    <style:style style:name="P10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paragraph-rsid="00057030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16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9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25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</style:style>
    <style:style style:name="P26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</style:style>
    <style:style style:name="P27" style:family="paragraph" style:parent-style-name="Standard">
      <style:text-properties fo:font-size="16pt" fo:font-weight="bold" style:font-size-asian="16pt" style:font-weight-asian="bold" style:font-size-complex="16pt"/>
    </style:style>
    <style:style style:name="P28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29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0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31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32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33" style:family="paragraph" style:parent-style-name="Standard">
      <style:paragraph-properties fo:margin-left="1.016cm" fo:margin-right="0cm" fo:text-indent="0cm" style:auto-text-indent="false"/>
    </style:style>
    <style:style style:name="P34" style:family="paragraph" style:parent-style-name="Standard">
      <style:paragraph-properties fo:margin-left="0cm" fo:margin-right="0cm" fo:text-indent="1.016cm" style:auto-text-indent="false"/>
    </style:style>
    <style:style style:name="P35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37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officeooo:paragraph-rsid="00057030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005835d"/>
    </style:style>
    <style:style style:name="P39" style:family="paragraph" style:parent-style-name="Standard">
      <style:paragraph-properties fo:text-align="justify" style:justify-single-word="false" fo:orphans="0" fo:widows="0"/>
    </style:style>
    <style:style style:name="P40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41" style:family="paragraph" style:parent-style-name="Standard">
      <style:paragraph-properties fo:margin-left="1.249cm" fo:margin-right="0cm" fo:text-indent="0cm" style:auto-text-indent="false"/>
    </style:style>
    <style:style style:name="P42" style:family="paragraph" style:parent-style-name="Standard" style:list-style-name="WWNum1">
      <style:paragraph-properties fo:padding="0cm" fo:border="none" style:shadow="none" style:join-border="false"/>
    </style:style>
    <style:style style:name="P43" style:family="paragraph" style:parent-style-name="Standard" style:list-style-name="WWNum4"/>
    <style:style style:name="P44" style:family="paragraph" style:parent-style-name="Standard">
      <style:paragraph-properties fo:padding="0cm" fo:border="none" style:shadow="none" style:join-border="false"/>
    </style:style>
    <style:style style:name="P45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46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47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48" style:family="paragraph" style:parent-style-name="Standard">
      <style:paragraph-properties fo:text-align="center" style:justify-single-word="false" fo:padding="0cm" fo:border="none" style:shadow="none" style:join-border="false"/>
      <style:text-properties officeooo:rsid="0003bcab" officeooo:paragraph-rsid="0003bcab"/>
    </style:style>
    <style:style style:name="P49" style:family="paragraph" style:parent-style-name="Standard">
      <style:paragraph-properties fo:margin-left="1.016cm" fo:margin-right="0cm" fo:text-indent="0cm" style:auto-text-indent="false"/>
      <style:text-properties officeooo:rsid="0003bcab" officeooo:paragraph-rsid="0003bcab"/>
    </style:style>
    <style:style style:name="P50" style:family="paragraph" style:parent-style-name="Standard">
      <style:paragraph-properties fo:text-align="center" style:justify-single-word="false"/>
      <style:text-properties officeooo:rsid="0005e222" officeooo:paragraph-rsid="00057030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officeooo:rsid="0007630d" officeooo:paragraph-rsid="00057030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057030" style:font-weight-asian="bold"/>
    </style:style>
    <style:style style:name="P53" style:family="paragraph" style:parent-style-name="Standard" style:list-style-name="WWNum3">
      <style:text-properties fo:font-weight="bold" officeooo:rsid="0021a0e7" officeooo:paragraph-rsid="00067955" style:font-weight-asian="bold" style:font-weight-complex="bold"/>
    </style:style>
    <style:style style:name="P54" style:family="paragraph" style:parent-style-name="Standard" style:list-style-name="WWNum3">
      <style:text-properties fo:font-weight="bold" officeooo:rsid="001ca971" officeooo:paragraph-rsid="00067955" style:font-weight-asian="bold" style:font-weight-complex="bold"/>
    </style:style>
    <style:style style:name="P55" style:family="paragraph" style:parent-style-name="Standard" style:list-style-name="WWNum3">
      <style:text-properties fo:font-weight="bold" officeooo:rsid="00201c8f" officeooo:paragraph-rsid="00067955" style:font-weight-asian="bold" style:font-weight-complex="bold"/>
    </style:style>
    <style:style style:name="P56" style:family="paragraph" style:parent-style-name="Standard" style:list-style-name="WWNum3">
      <style:text-properties fo:font-weight="bold" officeooo:rsid="00215422" officeooo:paragraph-rsid="00067955" style:font-weight-asian="bold" style:font-weight-complex="bold"/>
    </style:style>
    <style:style style:name="P57" style:family="paragraph" style:parent-style-name="Standard">
      <style:text-properties officeooo:paragraph-rsid="00057030"/>
    </style:style>
    <style:style style:name="P58" style:family="paragraph" style:parent-style-name="Standard" style:list-style-name="WWNum3">
      <style:text-properties officeooo:rsid="001ca971" officeooo:paragraph-rsid="00067955"/>
    </style:style>
    <style:style style:name="P59" style:family="paragraph" style:parent-style-name="Standard" style:list-style-name="WWNum3">
      <style:text-properties officeooo:rsid="001e9979" officeooo:paragraph-rsid="00067955"/>
    </style:style>
    <style:style style:name="P60" style:family="paragraph" style:parent-style-name="Standard" style:list-style-name="WWNum3">
      <style:text-properties fo:font-weight="normal" officeooo:rsid="00201c8f" officeooo:paragraph-rsid="00067955" style:font-weight-asian="normal" style:font-weight-complex="normal"/>
    </style:style>
    <style:style style:name="P61" style:family="paragraph" style:parent-style-name="Standard" style:list-style-name="WWNum3">
      <style:text-properties fo:font-weight="normal" officeooo:rsid="0021a0e7" officeooo:paragraph-rsid="00067955" style:font-weight-asian="normal" style:font-weight-complex="normal"/>
    </style:style>
    <style:style style:name="P62" style:family="paragraph" style:parent-style-name="Title">
      <style:paragraph-properties fo:break-before="page"/>
    </style:style>
    <style:style style:name="P63" style:family="paragraph" style:parent-style-name="Title">
      <style:paragraph-properties fo:text-align="start" style:justify-single-word="false"/>
    </style:style>
    <style:style style:name="P64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65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66" style:family="paragraph" style:parent-style-name="Title">
      <style:paragraph-properties fo:margin-left="0.529cm" fo:margin-right="0cm" fo:text-align="justify" style:justify-single-word="false" fo:text-indent="-0.529cm" style:auto-text-indent="false"/>
    </style:style>
    <style:style style:name="P67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T1" style:family="text">
      <style:text-properties style:font-name="Arial" fo:font-size="18pt" style:font-name-asian="Arial1" style:font-size-asian="18pt" style:font-name-complex="Arial1" style:font-size-complex="18pt"/>
    </style:style>
    <style:style style:name="T2" style:family="text">
      <style:text-properties style:font-name="Arial" fo:font-size="20pt" style:font-name-asian="Arial1" style:font-size-asian="20pt" style:font-name-complex="Arial1" style:font-size-complex="20pt"/>
    </style:style>
    <style:style style:name="T3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4" style:family="text">
      <style:text-properties fo:color="#000000" loext:opacity="100%" style:font-name="Arial" style:font-name-asian="Arial1" style:font-name-complex="Arial1"/>
    </style:style>
    <style:style style:name="T5" style:family="text"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T12" style:family="text"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T13" style:family="text">
      <style:text-properties fo:font-size="12pt" fo:font-style="italic" style:font-size-asian="12pt" style:font-size-complex="12pt"/>
    </style:style>
    <style:style style:name="T14" style:family="text">
      <style:text-properties fo:font-size="16pt" fo:font-weight="bold" style:font-size-asian="16pt" style:font-weight-asian="bold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fo:font-weight="bold" style:font-size-asian="14pt" style:font-weight-asian="bold" style:font-size-complex="1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0000ff" loext:opacity="100%" fo:font-size="20pt" style:font-size-asian="20pt" style:font-size-complex="20pt"/>
    </style:style>
    <style:style style:name="T19" style:family="text">
      <style:text-properties fo:color="#0000ff" loext:opacity="100%"/>
    </style:style>
    <style:style style:name="T20" style:family="text">
      <style:text-properties fo:color="#0000ff" loext:opacity="100%" fo:font-size="12pt" style:font-size-asian="12pt" style:font-size-complex="12pt"/>
    </style:style>
    <style:style style:name="T21" style:family="text">
      <style:text-properties fo:color="#0000ff" loext:opacity="100%" fo:font-size="12pt" fo:font-weight="bold" style:font-size-asian="12pt" style:font-weight-asian="bold" style:font-size-complex="12pt"/>
    </style:style>
    <style:style style:name="T22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05165c"/>
    </style:style>
    <style:style style:name="T25" style:family="text">
      <style:text-properties fo:font-size="10pt" fo:font-weight="bold" officeooo:rsid="0007630d" style:font-size-asian="10pt" style:font-weight-asian="bold" style:font-size-complex="10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ca971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01c8f" style:font-weight-asian="normal" style:font-weight-complex="normal"/>
    </style:style>
    <style:style style:name="T30" style:family="text">
      <style:text-properties fo:font-weight="normal" officeooo:rsid="0021a0e7" style:font-weight-asian="normal" style:font-weight-complex="normal"/>
    </style:style>
    <style:style style:name="T31" style:family="text">
      <style:text-properties fo:font-weight="normal" officeooo:rsid="00067955" style:font-weight-asian="normal" style:font-weight-complex="normal"/>
    </style:style>
    <style:style style:name="T32" style:family="text">
      <style:text-properties officeooo:rsid="0023f6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2023-01</text:span></text:p>
      <text:p text:style-name="P1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"><text:span text:style-name="T3">Professor:</text:span></text:p>
          </table:table-cell>
          <table:table-cell table:style-name="Tabela1.B1" office:value-type="string">
            <text:p text:style-name="P17"><text:span text:style-name="T4">RADAMÉS PEREIRA</text:span></text:p>
            <text:p text:style-name="P18"/>
          </table:table-cell>
        </table:table-row>
      </table:table>
      <text:p text:style-name="P15"/>
      <text:p text:style-name="P16"/>
      <text:p text:style-name="P16"/>
      <text:p text:style-name="Standard"><text:span text:style-name="T2">Atributos de uma boa especificação de Projeto de Software:</text:span></text:p>
      <text:p text:style-name="P24"/>
      <text:list xml:id="list544052994" text:style-name="WWNum2">
        <text:list-item>
          <text:p text:style-name="P25"><text:span text:style-name="T5">Clareza</text:span></text:p>
        </text:list-item>
        <text:list-item>
          <text:p text:style-name="P26"><text:span text:style-name="T5">Não Ambígua</text:span></text:p>
        </text:list-item>
        <text:list-item>
          <text:p text:style-name="P26"><text:span text:style-name="T5">Completa</text:span></text:p>
        </text:list-item>
        <text:list-item>
          <text:p text:style-name="P26"><text:span text:style-name="T5">Simples</text:span></text:p>
        </text:list-item>
        <text:list-item>
          <text:p text:style-name="P26"><text:span text:style-name="T5">Bem escrita</text:span></text:p>
        </text:list-item>
      </text:list>
      <text:p text:style-name="P27"/>
      <text:p text:style-name="P27"/>
      <text:p text:style-name="P28"/>
      <text:p text:style-name="P10"><text:span text:style-name="T14">UNIVERSIDADE COMUNITÁRIA REGIONAL DE CHAPECÓ - UNOCHAPECÓ</text:span></text:p>
      <text:p text:style-name="P10"><text:span text:style-name="T14">ÁREA DE CIÊNCIAS EXATAS E AMBIENTAIS</text:span></text:p>
      <text:p text:style-name="P10"><text:span text:style-name="T16">SISTEMAS DE INFORMAÇÃO</text:span></text:p>
      <text:p text:style-name="P10"/>
      <text:p text:style-name="P10"/>
      <text:p text:style-name="P1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8"><text:span text:style-name="T17">Delicias <text:s/>Gourmet<text:line-break/>Preliminar de Sistema</text:span></text:p>
      <text:p text:style-name="P10"><text:span text:style-name="T18">...</text:span></text:p>
      <text:p text:style-name="P10"/>
      <text:p text:style-name="P10"/>
      <text:p text:style-name="P1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/>
      <text:p text:style-name="P31"/>
      <text:p text:style-name="P19"/>
      <text:p text:style-name="P19"/>
      <text:p text:style-name="P19"/>
      <text:p text:style-name="P32"><text:span text:style-name="T20">Equipe:<text:tab/><text:tab/></text:span><text:span text:style-name="T21">...<text:tab/></text:span></text:p>
      <text:p text:style-name="P32"><text:span text:style-name="T21"><text:tab/><text:tab/>...<text:tab/></text:span></text:p>
      <text:p text:style-name="P32"><text:span text:style-name="T21"><text:tab/><text:tab/>…</text:span></text:p>
      <text:p text:style-name="P22"/>
      <text:p text:style-name="P32"><text:span text:style-name="T8"><text:tab/></text:span></text:p>
      <text:p text:style-name="Title"/>
      <text:p text:style-name="P29"/>
      <text:p text:style-name="P62"/>
      <text:p text:style-name="Title">Introdução</text:p>
      <text:list xml:id="list947879072" text:style-name="WWNum3">
        <text:list-item>
          <text:list>
            <text:list-item>
              <text:h text:style-name="P3" text:outline-level="2">Resumo do Projeto</text:h>
            </text:list-item>
          </text:list>
        </text:list-item>
      </text:list>
      <text:p text:style-name="P49">O sistema irá <text:span text:style-name="T24">realizar a gestão da parte de compra e venda dos produtos da Delicias Gourmet fornecendo possibilidade de registro, compra e venda de itens, assim como controle e monitoramento de produção, insumos e qualidade dos produtos.</text:span></text:p>
      <text:p text:style-name="P33"/>
      <text:list xml:id="list215352519491822" text:continue-numbering="true" text:style-name="WWNum3">
        <text:list-item>
          <text:list>
            <text:list-item>
              <text:h text:style-name="P3" text:outline-level="2">Plataforma de desenvolvimento</text:h>
            </text:list-item>
          </text:list>
        </text:list-item>
      </text:list>
      <text:p text:style-name="P33">Descreve-se aqui uma primeira visão das tecnologias para desenvolvimento do projeto de software.</text:p>
      <text:list xml:id="list215353737254815" text:continue-numbering="true" text:style-name="WWNum3">
        <text:list-item>
          <text:list>
            <text:list-item>
              <text:h text:style-name="P3" text:outline-level="2">Plataforma de operação</text:h>
            </text:list-item>
          </text:list>
        </text:list-item>
      </text:list>
      <text:p text:style-name="P34">Descreve-se aqui uma primeira visão das tecnologias para operacionalização.</text:p>
      <text:list xml:id="list215352655778894" text:continue-numbering="true" text:style-name="WWNum3">
        <text:list-item>
          <text:list>
            <text:list-item>
              <text:h text:style-name="P3" text:outline-level="2">Definições e siglas</text:h>
            </text:list-item>
          </text:list>
        </text:list-item>
      </text:list>
      <text:p text:style-name="P33">Descreve-se aqui a definição de todas as siglas, abreviações e termos usados.</text:p>
      <text:list xml:id="list215353952529786" text:continue-numbering="true" text:style-name="WWNum3">
        <text:list-item>
          <text:list>
            <text:list-item>
              <text:h text:style-name="P3" text:outline-level="2">Perspectiva do produto</text:h>
              <text:list>
                <text:list-item>
                  <text:h text:style-name="P6" text:outline-level="3">Modos de operação</text:h>
                </text:list-item>
              </text:list>
            </text:list-item>
          </text:list>
        </text:list-item>
      </text:list>
      <text:h text:style-name="P7" text:outline-level="3"><text:span text:style-name="T22">Identificam-se aqui os modos requeridos de operação, tais como: Back-End-Front-End, Móvel, Stand-Alone, ...</text:span></text:h>
      <text:list xml:id="list215353347812731" text:continue-numbering="true" text:style-name="WWNum3">
        <text:list-item>
          <text:list>
            <text:list-item>
              <text:list>
                <text:list-item>
                  <text:h text:style-name="P5" text:outline-level="3">Requisitos de adaptação ao ambiente</text:h>
                </text:list-item>
              </text:list>
            </text:list-item>
          </text:list>
        </text:list-item>
      </text:list>
      <text:p text:style-name="P35"><text:span text:style-name="T7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Número de ordem</text:p>
          </table:table-cell>
          <table:table-cell table:style-name="Tabela2.A1" office:value-type="string">
            <text:p text:style-name="P11">Requisito</text:p>
          </table:table-cell>
          <table:table-cell table:style-name="Tabela2.A1" office:value-type="string">
            <text:p text:style-name="P11">Detalhes</text:p>
          </table:table-cell>
        </table:table-row>
        <table:table-row table:style-name="Tabela2.1">
          <table:table-cell table:style-name="Tabela2.A1" office:value-type="string">
            <text:p text:style-name="P11">1</text:p>
          </table:table-cell>
          <table:table-cell table:style-name="Tabela2.A1" office:value-type="string">
            <text:p text:style-name="P39">Configuração de ticket de venda e da Nota Fiscal Eletrônica</text:p>
          </table:table-cell>
          <table:table-cell table:style-name="Tabela2.A1" office:value-type="string">
            <text:p text:style-name="P39">Configuração dos campos de formulário com interface responsiva.</text:p>
          </table:table-cell>
        </table:table-row>
      </table:table>
      <text:p text:style-name="P40"/>
      <text:list xml:id="list215352944797738" text:continue-numbering="true" text:style-name="WWNum3">
        <text:list-item>
          <text:list>
            <text:list-item>
              <text:h text:style-name="P4" text:outline-level="2">Funções do produto<text:line-break/><text:line-break/><text:span text:style-name="T27">R1.1: </text:span><text:span text:style-name="T29">Consulta de estoque, saldo, quantidade e utilização dos itens</text:span></text:h>
            </text:list-item>
          </text:list>
        </text:list-item>
        <text:list-item>
          <text:p text:style-name="P58"/>
        </text:list-item>
        <text:list-item>
          <text:p text:style-name="P59"><text:span text:style-name="T26">R1.2: </text:span><text:span text:style-name="T29">Caixa para operador e registrador de compras</text:span></text:p>
        </text:list-item>
        <text:list-item>
          <text:p text:style-name="P54"/>
        </text:list-item>
        <text:list-item>
          <text:p text:style-name="P55">R 1.3: <text:span text:style-name="T28">Função para consultar o que deve ser feito e quando deve ser produzido</text:span></text:p>
        </text:list-item>
        <text:list-item>
          <text:p text:style-name="P55"/>
        </text:list-item>
        <text:list-item>
          <text:p text:style-name="P55">R 1.4: <text:span text:style-name="T28">Relatório de entrega de produção</text:span></text:p>
        </text:list-item>
        <text:list-item>
          <text:p text:style-name="P55"/>
        </text:list-item>
        <text:list-item>
          <text:p text:style-name="P55">R 1.5: <text:span text:style-name="T28">Pedido de compra para reposição do estoque e utensílios </text:span></text:p>
        </text:list-item>
        <text:list-item>
          <text:p text:style-name="P55"/>
        </text:list-item>
        <text:list-item>
          <text:p text:style-name="P55">R 1.6: <text:span text:style-name="T28">Estágios dos pedidos (faturado, pendente, em faturamento)</text:span></text:p>
        </text:list-item>
        <text:list-item>
          <text:p text:style-name="P55"><text:soft-page-break/></text:p>
        </text:list-item>
        <text:list-item>
          <text:p text:style-name="P55">R 1.7: <text:span text:style-name="T28">Registro de prazo de entrega dos pedidos</text:span></text:p>
        </text:list-item>
        <text:list-item>
          <text:p text:style-name="P55"/>
        </text:list-item>
        <text:list-item>
          <text:p text:style-name="P55">R 1.8: <text:span text:style-name="T28">Avaliação da qualidade dos produtos</text:span></text:p>
        </text:list-item>
        <text:list-item>
          <text:p text:style-name="P55"/>
        </text:list-item>
        <text:list-item>
          <text:p text:style-name="P55">R1.9: <text:span text:style-name="T28">Cadastro dos itens, podendo separar por nome, código, conta de estoque</text:span></text:p>
        </text:list-item>
        <text:list-item>
          <text:p text:style-name="P55"/>
        </text:list-item>
        <text:list-item>
          <text:p text:style-name="P55">R1.10: <text:span text:style-name="T28">Administração dos custos e lucros para venda/produção de cada produto</text:span></text:p>
        </text:list-item>
        <text:list-item>
          <text:p text:style-name="P60"/>
        </text:list-item>
        <text:list-item>
          <text:p text:style-name="P56">R<text:span text:style-name="T32">2</text:span>.1: <text:span text:style-name="T28">Capturar a informação de um item adquirido (código do produto, leitura de código de barras, entrada de código interno</text:span></text:p>
        </text:list-item>
        <text:list-item>
          <text:p text:style-name="P56"/>
        </text:list-item>
        <text:list-item>
          <text:p text:style-name="P56">R<text:span text:style-name="T32">2.</text:span>2: <text:span text:style-name="T28">Reduzir estoque após a venda dos produtos</text:span></text:p>
        </text:list-item>
        <text:list-item>
          <text:p text:style-name="P56"/>
        </text:list-item>
        <text:list-item>
          <text:p text:style-name="P56">R<text:span text:style-name="T32">2.</text:span>3: <text:span text:style-name="T28">Os usuários devem logar no sistema</text:span></text:p>
        </text:list-item>
        <text:list-item>
          <text:p text:style-name="P56"/>
        </text:list-item>
        <text:list-item>
          <text:p text:style-name="P56">R<text:span text:style-name="T32">2.</text:span>4: <text:span text:style-name="T28">Exibir a descrição e o preço do item registrado</text:span></text:p>
        </text:list-item>
        <text:list-item>
          <text:p text:style-name="P56"/>
        </text:list-item>
        <text:list-item>
          <text:p text:style-name="P56">R<text:span text:style-name="T32">2.</text:span>5: <text:span text:style-name="T28">Tratar pagamentos (dinheiro, cartão, cheque, pix)</text:span></text:p>
        </text:list-item>
        <text:list-item>
          <text:p text:style-name="P56"/>
        </text:list-item>
        <text:list-item>
          <text:p text:style-name="P56">R<text:span text:style-name="T32">2.</text:span>6: <text:span text:style-name="T30">Fechamento do caixa e contabilização das vendas do dia</text:span></text:p>
        </text:list-item>
        <text:list-item>
          <text:p text:style-name="P56"/>
        </text:list-item>
        <text:list-item>
          <text:p text:style-name="P53">R<text:span text:style-name="T32">2.</text:span>7: <text:span text:style-name="T28">Ter um tempo de resposta coerente com o processo realizado</text:span></text:p>
        </text:list-item>
        <text:list-item>
          <text:p text:style-name="P61"/>
        </text:list-item>
        <text:list-item>
          <text:p text:style-name="P53">R<text:span text:style-name="T32">2.</text:span>8: <text:span text:style-name="T28">Interface bonita e organizada, facilitando o tempo e forma de uso</text:span></text:p>
        </text:list-item>
        <text:list-item>
          <text:p text:style-name="P53"/>
        </text:list-item>
        <text:list-item>
          <text:p text:style-name="P53">R<text:span text:style-name="T32">2.</text:span>9: <text:span text:style-name="T28">Caso de vendas no convenio(o sistema deve ter o acerto de contas para que os clientes consigam pagar as suas dividas)</text:span></text:p>
        </text:list-item>
        <text:list-item>
          <text:p text:style-name="P53"/>
        </text:list-item>
        <text:list-item>
          <text:p text:style-name="P53">R<text:span text:style-name="T32">2</text:span>.<text:span text:style-name="T32">1</text:span>0: <text:span text:style-name="T28">Criar relatórios para que seja possível fazer conferencias de alguns itens, como: estoque, contábil, financeiro)</text:span></text:p>
          <text:p text:style-name="P53"><text:span text:style-name="T28"><text:line-break/><text:line-break/></text:span><text:span text:style-name="T31">FAVOR DESCONSIDERAR AS FUNÇÕES ABAIXO QUE SÃO PARA EDIÇÃO FUTURA</text:span></text:p>
        </text:list-item>
      </text:list>
      <text:p text:style-name="P5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1">Ref #</text:p>
          </table:table-cell>
          <table:table-cell table:style-name="Tabela3.A1" office:value-type="string">
            <text:p text:style-name="P52">Função</text:p>
          </table:table-cell>
          <table:table-cell table:style-name="Tabela3.A1" office:value-type="string">
            <text:p text:style-name="P52">Categoria</text:p>
          </table:table-cell>
        </table:table-row>
        <table:table-row table:style-name="Tabela3.1">
          <table:table-cell table:style-name="Tabela3.A1" office:value-type="string">
            <text:p text:style-name="P14">R1.1</text:p>
          </table:table-cell>
          <table:table-cell table:style-name="Tabela3.A1" office:value-type="string">
            <text:p text:style-name="P8">Consulta a estoque e utilização de itens.</text:p>
          </table:table-cell>
          <table:table-cell table:style-name="Tabela3.A1" office:value-type="string">
            <text:p text:style-name="P14">Oculta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2</text:p>
          </table:table-cell>
          <table:table-cell table:style-name="Tabela3.A1" office:value-type="string">
            <text:p text:style-name="P8">Registrar itens para compra.</text:p>
          </table:table-cell>
          <table:table-cell table:style-name="Tabela3.A1" office:value-type="string">
            <text:p text:style-name="P14">Evidente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3</text:p>
          </table:table-cell>
          <table:table-cell table:style-name="Tabela3.A1" office:value-type="string">
            <text:p text:style-name="P8">Registro de data de compra <text:s/>e previsão de chegada de itens.</text:p>
          </table:table-cell>
          <table:table-cell table:style-name="Tabela3.A1" office:value-type="string">
            <text:p text:style-name="P14">Evidente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4</text:p>
          </table:table-cell>
          <table:table-cell table:style-name="Tabela3.A1" office:value-type="string">
            <text:p text:style-name="P8">Calcular valores de compra e negociação.</text:p>
          </table:table-cell>
          <table:table-cell table:style-name="Tabela3.A1" office:value-type="string">
            <text:p text:style-name="P14">Oculta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5</text:p>
          </table:table-cell>
          <table:table-cell table:style-name="Tabela3.A1" office:value-type="string">
            <text:p text:style-name="P8">Registrar saídas de itens de estoque por meio de código de leitor de código de barras.</text:p>
          </table:table-cell>
          <table:table-cell table:style-name="Tabela3.A1" office:value-type="string">
            <text:p text:style-name="P14">Evidente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6</text:p>
          </table:table-cell>
          <table:table-cell table:style-name="Tabela3.A1" office:value-type="string">
            <text:p text:style-name="P8">Cadastrar itens de acordo com nome, tipo e funcionalidades.</text:p>
          </table:table-cell>
          <table:table-cell table:style-name="Tabela3.A1" office:value-type="string">
            <text:p text:style-name="P14">Oculta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7</text:p>
          </table:table-cell>
          <table:table-cell table:style-name="Tabela3.A1" office:value-type="string">
            <text:p text:style-name="P8">Sistema que garanta armazenamento e organização padrão.</text:p>
          </table:table-cell>
          <table:table-cell table:style-name="Tabela3.A1" office:value-type="string">
            <text:p text:style-name="P14">Oculta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8</text:p>
          </table:table-cell>
          <table:table-cell table:style-name="Tabela3.A1" office:value-type="string">
            <text:p text:style-name="P8">Exibir quantidade de itens em estoque, assim como preço unitário e total.</text:p>
          </table:table-cell>
          <table:table-cell table:style-name="Tabela3.A1" office:value-type="string">
            <text:p text:style-name="P14">Evidente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ext:soft-page-break/>
        <table:table-row table:style-name="Tabela3.1">
          <table:table-cell table:style-name="Tabela3.A1" office:value-type="string">
            <text:p text:style-name="P14">R1.9</text:p>
          </table:table-cell>
          <table:table-cell table:style-name="Tabela3.A1" office:value-type="string">
            <text:p text:style-name="P8">Ferramenta de consulta de ordens de serviço para produção.</text:p>
          </table:table-cell>
          <table:table-cell table:style-name="Tabela3.A1" office:value-type="string">
            <text:p text:style-name="P14">Oculta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10</text:p>
          </table:table-cell>
          <table:table-cell table:style-name="Tabela3.A1" office:value-type="string">
            <text:p text:style-name="P8">Registrar andamento de produção (Iniciado, em andamento, concluído).</text:p>
          </table:table-cell>
          <table:table-cell table:style-name="Tabela3.A1" office:value-type="string">
            <text:p text:style-name="P14">Evidente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11</text:p>
          </table:table-cell>
          <table:table-cell table:style-name="Tabela3.A1" office:value-type="string">
            <text:p text:style-name="P8">Sistema de estimativa de prazos para entrega de produção.</text:p>
          </table:table-cell>
          <table:table-cell table:style-name="Tabela3.A1" office:value-type="string">
            <text:p text:style-name="P14">Evidente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12</text:p>
          </table:table-cell>
          <table:table-cell table:style-name="Tabela3.A1" office:value-type="string">
            <text:p text:style-name="P8">Registro de implementações de politicas e procedimentos de garantia de qualidade.</text:p>
          </table:table-cell>
          <table:table-cell table:style-name="Tabela3.A1" office:value-type="string">
            <text:p text:style-name="P14">Oculta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13</text:p>
          </table:table-cell>
          <table:table-cell table:style-name="Tabela3.A1" office:value-type="string">
            <text:p text:style-name="P8">Ferramenta de validação de analise de qualidade, seguindo um passo a passo padrão.</text:p>
          </table:table-cell>
          <table:table-cell table:style-name="Tabela3.A1" office:value-type="string">
            <text:p text:style-name="P14">Evidente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14</text:p>
          </table:table-cell>
          <table:table-cell table:style-name="Tabela3.A1" office:value-type="string">
            <text:p text:style-name="P8">Registro de itens e quantidade disponíveis para venda.</text:p>
          </table:table-cell>
          <table:table-cell table:style-name="Tabela3.A1" office:value-type="string">
            <text:p text:style-name="P14">Evidente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15</text:p>
          </table:table-cell>
          <table:table-cell table:style-name="Tabela3.A1" office:value-type="string">
            <text:p text:style-name="P8">Consulta ao sistema de entrega de produção.</text:p>
          </table:table-cell>
          <table:table-cell table:style-name="Tabela3.A1" office:value-type="string">
            <text:p text:style-name="P14">Oculta</text:p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16</text:p>
          </table:table-cell>
          <table:table-cell table:style-name="Tabela3.A1" office:value-type="string">
            <text:p text:style-name="P8">Registro de vendas a serem feitas, <text:s/>em andamento e vendas concluídas.</text:p>
          </table:table-cell>
          <table:table-cell table:style-name="Tabela3.A1" office:value-type="string">
            <text:p text:style-name="P14">Evidente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17</text:p>
          </table:table-cell>
          <table:table-cell table:style-name="Tabela3.A1" office:value-type="string">
            <text:p text:style-name="P8">Calcular o total de vendas efetivas, incluindo calculo de impostos e negociações.</text:p>
          </table:table-cell>
          <table:table-cell table:style-name="Tabela3.A1" office:value-type="string">
            <text:p text:style-name="P14">Oculta</text:p>
          </table:table-cell>
        </table:table-row>
        <table:table-row table:style-name="Tabela3.1"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  <table:table-row table:style-name="Tabela3.1">
          <table:table-cell table:style-name="Tabela3.A1" office:value-type="string">
            <text:p text:style-name="P14">R1.18</text:p>
          </table:table-cell>
          <table:table-cell table:style-name="Tabela3.A1" office:value-type="string">
            <text:p text:style-name="P8">Acesso a informações, contato e registro de empresas para venda e distribuição.</text:p>
          </table:table-cell>
          <table:table-cell table:style-name="Tabela3.A1" office:value-type="string">
            <text:p text:style-name="P14">Oculta</text:p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4"/>
          </table:table-cell>
        </table:table-row>
      </table:table>
      <text:p text:style-name="P57"/>
      <text:p text:style-name="P37"><text:span text:style-name="T25"/></text:p>
      <text:list xml:id="list215353287337709" text:continue-numbering="true" text:style-name="WWNum3">
        <text:list-item>
          <text:list>
            <text:list-item>
              <text:h text:style-name="P3" text:outline-level="2">Características dos usuários</text:h>
            </text:list-item>
          </text:list>
        </text:list-item>
      </text:list>
      <text:p text:style-name="P35"><text:span text:style-name="T7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215353006173656" text:continue-numbering="true" text:style-name="WWNum3">
        <text:list-item>
          <text:list>
            <text:list-item>
              <text:h text:style-name="P3" text:outline-level="2">Restrições</text:h>
            </text:list-item>
          </text:list>
        </text:list-item>
      </text:list>
      <text:p text:style-name="P33"><text:span text:style-name="T7">Descrevem-se aqui aspectos técnicos e gerenciais que possam limitar as opções dos desenvolvedores, tais como restrições legais.</text:span></text:p>
      <text:list xml:id="list215354025756606" text:continue-numbering="true" text:style-name="WWNum3">
        <text:list-item>
          <text:list>
            <text:list-item>
              <text:h text:style-name="P3" text:outline-level="2">Hipóteses de trabalho</text:h>
            </text:list-item>
          </text:list>
        </text:list-item>
      </text:list>
      <text:p text:style-name="P35"><text:span text:style-name="T7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list xml:id="list215352942364972" text:continue-numbering="true" text:style-name="WWNum3">
        <text:list-item>
          <text:h text:style-name="P1" text:outline-level="1"><text:bookmark text:name="_heading=h.gjdgxs"/><text:span text:style-name="T23">Requisitos específicos</text:span></text:h>
          <text:list>
            <text:list-item>
              <text:h text:style-name="P3" text:outline-level="2">Interfaces externas</text:h>
              <text:list>
                <text:list-item>
                  <text:h text:style-name="P5" text:outline-level="3">Visão geral</text:h>
                </text:list-item>
              </text:list>
            </text:list-item>
          </text:list>
        </text:list-item>
      </text:list>
      <text:p text:style-name="P41"><text:span text:style-name="T7">Descreve-se aqui, de forma detalhada, todas as entradas e saídas do produto.</text:span></text:p>
      <text:list xml:id="list215352789734340" text:continue-numbering="true" text:style-name="WWNum3">
        <text:list-item>
          <text:list>
            <text:list-item>
              <text:list>
                <text:list-item>
                  <text:h text:style-name="P5" text:outline-level="3"><text:soft-page-break/>Requisitos para interfaces gráficas de usuário</text:h>
                </text:list-item>
              </text:list>
            </text:list-item>
          </text:list>
        </text:list-item>
      </text:list>
      <text:p text:style-name="P41"><text:span text:style-name="T7">Sugere-se, no caso de interfaces gráficas, a inclusão dos seguintes elementos:</text:span></text:p>
      <text:list xml:id="list2045171406" text:style-name="WWNum1">
        <text:list-item>
          <text:p text:style-name="P42"><text:span text:style-name="T6">Um esboço do layout gráfico sugerido para a interface;</text:span></text:p>
        </text:list-item>
        <text:list-item>
          <text:p text:style-name="P42"><text:span text:style-name="T6">Uma descrição dos relacionamentos com outras interfaces;</text:span></text:p>
        </text:list-item>
        <text:list-item>
          <text:p text:style-name="P42"><text:span text:style-name="T6">Um diagrama de estados/atividades, caso necessário para melhor entender-se o comportamento requerido da interface;</text:span></text:p>
        </text:list-item>
        <text:list-item>
          <text:p text:style-name="P42"><text:span text:style-name="T6">Uma lista dos campos de dados da interface;</text:span></text:p>
        </text:list-item>
        <text:list-item>
          <text:p text:style-name="P42"><text:span text:style-name="T6">Uma lista dos comandos da interface;</text:span></text:p>
        </text:list-item>
        <text:list-item>
          <text:p text:style-name="P42"><text:span text:style-name="T6">BPM;</text:span></text:p>
        </text:list-item>
      </text:list>
      <text:list xml:id="list215351978643954" text:continue-list="list215352789734340" text:style-name="WWNum3">
        <text:list-item>
          <text:list>
            <text:list-item>
              <text:h text:style-name="P3" text:outline-level="2">Requisitos funcionais</text:h>
              <text:list>
                <text:list-item>
                  <text:h text:style-name="P5" text:outline-level="3">Diagramas de casos de uso</text:h>
                </text:list-item>
              </text:list>
            </text:list-item>
          </text:list>
        </text:list-item>
      </text:list>
      <text:p text:style-name="P38"><text:span text:style-name="T9">Caso de uso: <text:tab/></text:span><text:span text:style-name="T7">Compra de Itens <text:tab/></text:span></text:p>
      <text:p text:style-name="P38"><text:span text:style-name="T9">Atores: <text:tab/></text:span><text:span text:style-name="T7">Cliente, Caixa </text:span></text:p>
      <text:p text:style-name="P38"><text:span text:style-name="T9">Tipo:</text:span><text:span text:style-name="T7"> <text:tab/><text:tab/>Primário e essencial </text:span></text:p>
      <text:p text:style-name="P38"><text:span text:style-name="T9">Descrição:<text:tab/></text:span><text:span text:style-name="T7">Um cliente chega em algum ponto de venda(alguma filial de venda da empresa e seleciona os itens que deseja comprar. No momento de após o caixa passar os itens, chega a hora do cliente escolher a forma de pagamento. Após pagamento efetuado, os produtos serão empacotados e o cliente se deslocará com suas compras para sua residencia. </text:span></text:p>
      <text:p text:style-name="P38"><text:span text:style-name="T7"/></text:p>
      <text:p text:style-name="P38"><text:span text:style-name="T9">Finalidade:<text:tab/></text:span><text:span text:style-name="T7">Registro da venda feita e o pagamentos pelos itens selecionados </text:span><text:span text:style-name="T9">Referencias:<text:tab/></text:span><text:span text:style-name="T13">Funções: </text:span><text:span text:style-name="T7">R1.1, R1.2, R1.6, R1.7, R2.2, R2.3, R2.4, R2.5, R2.6, R2.8, R2.9, R2.10 </text:span></text:p>
      <text:p text:style-name="P38"><text:span text:style-name="T7"/></text:p>
      <text:p text:style-name="P38"><text:span text:style-name="T9">Caso de uso:<text:tab/></text:span><text:span text:style-name="T7">Reposição de Estoque </text:span></text:p>
      <text:p text:style-name="P38"><text:span text:style-name="T9">Atores:<text:tab/></text:span><text:span text:style-name="T7">Gerente de compras, repositor </text:span></text:p>
      <text:p text:style-name="P38"><text:span text:style-name="T9">Tipo:<text:tab/><text:tab/></text:span><text:span text:style-name="T7">Primário e essencial </text:span></text:p>
      <text:p text:style-name="P38"><text:span text:style-name="T9">Descrição: </text:span><text:span text:style-name="T7">Todos os itens que são saídos do estoque serão passados pelo caixa e registrados para que com isso o sistema possa dar baixa automaticamente no estoque. Em alguns casos também dar “baixa” nos itens deteriorados ou com algum defeito que o            impossibilite de realizar a venda. Com a diminuição do estoque, avaliar os itens que  devem ser comprados com o relatório gerado pelo sistema. Feito a compra e repondo o estoque. <text:line-break/></text:span></text:p>
      <text:p text:style-name="P38"><text:span text:style-name="T9">Finalidade:<text:tab/></text:span><text:span text:style-name="T7">Alimentar o estoque para futuras vendas </text:span></text:p>
      <text:p text:style-name="P38"><text:span text:style-name="T9">Referencias:<text:tab/></text:span><text:span text:style-name="T13">Funções: </text:span><text:span text:style-name="T7">R1.3, R1.4, R1.5, R1.8, R1.9, R2.2 <text:line-break/><text:line-break/></text:span></text:p>
      <text:p text:style-name="P9"><text:span text:style-name="T9">Caso de uso:<text:tab/></text:span><text:span text:style-name="T7">Prestação de contas <text:line-break/></text:span><text:span text:style-name="T9">Atores:</text:span><text:span text:style-name="T7"> <text:tab/>Gerente financeiro </text:span></text:p>
      <text:p text:style-name="P9"><text:span text:style-name="T9">Tipo: <text:tab/><text:tab/></text:span><text:span text:style-name="T7">Primário e essencial </text:span></text:p>
      <text:p text:style-name="P9"><text:span text:style-name="T9">Descrição:</text:span><text:span text:style-name="T7"> <text:tab/>A prestação de contas ira abrangir todos os custos que a Delicia Gourmet vai ter durante todos os seus dias de atendimento. A prestação de contas irá envolver os            custos com a compra de mercadorias, valores gastos com luz, água, funcionários, <text:s/> custos com transportes e veículos da empresa, além de custos variados (viagem, <text:s/>reuniões, etc). </text:span></text:p>
      <text:p text:style-name="P9"><text:span text:style-name="T9"/></text:p>
      <text:p text:style-name="P9"><text:span text:style-name="T9">Finalidade:<text:tab/></text:span><text:span text:style-name="T7">Prestar as contas da empresa Delicias Gourmet </text:span></text:p>
      <text:p text:style-name="P9"><text:soft-page-break/><text:span text:style-name="T9">Referencias: <text:tab/></text:span><text:span text:style-name="T13">Funções: R1.10, R2.1, </text:span><text:span text:style-name="T7">R2.10, R2.7, </text:span></text:p>
      <text:p text:style-name="P9"><text:span text:style-name="T9">Caso de uso: <text:tab/></text:span><text:span text:style-name="T7">Entrega de compras </text:span></text:p>
      <text:p text:style-name="P9"><text:span text:style-name="T9">Atores:</text:span><text:span text:style-name="T7"> <text:s/><text:tab/>Gerente financeiro </text:span></text:p>
      <text:p text:style-name="P9"><text:span text:style-name="T9">Tipo: <text:tab/><text:tab/></text:span><text:span text:style-name="T7">Primário e essencial </text:span></text:p>
      <text:p text:style-name="P9"><text:span text:style-name="T9">Descrição:</text:span><text:span text:style-name="T7"> <text:tab/>A entrega de compras será realizada após os clientes selecionarem os itens que os mesmos desejam levar e que após a compra não possuem uma forma de leva-los para sua residencia. A entrega deve ser comprada no momento da compra, onde, o cliente fara o pagamento somente uma vez e não terá despesas adicionais.</text:span></text:p>
      <text:p text:style-name="P9"><text:span text:style-name="T7"><text:s/></text:span></text:p>
      <text:p text:style-name="P9"><text:span text:style-name="T9">Finalidade:</text:span><text:span text:style-name="T7"> <text:tab/>Entrega dos produtos a domicilio. </text:span></text:p>
      <text:p text:style-name="P9"><text:span text:style-name="T9">Referencias: <text:tab/></text:span><text:span text:style-name="T13">Funções: </text:span><text:span text:style-name="T7">R1.4, R1.5, R1.6, R1.7, R2.3</text:span></text:p>
      <text:list xml:id="list215353093277955" text:continue-numbering="true" text:style-name="WWNum3">
        <text:list-item>
          <text:list>
            <text:list-item>
              <text:list>
                <text:list-item>
                  <text:h text:style-name="P5" text:outline-level="3">Fluxos dos casos de uso</text:h>
                </text:list-item>
              </text:list>
            </text:list-item>
          </text:list>
        </text:list-item>
      </text:list>
      <text:list xml:id="list1888571629" text:style-name="WWNum4">
        <text:list-item>
          <text:p text:style-name="P43">Pré-condições para a realização do caso de uso;</text:p>
        </text:list-item>
        <text:list-item>
          <text:p text:style-name="P43">Fluxo principal do caso de uso (sucesso), descrito na forma de uma sequência de passos;</text:p>
        </text:list-item>
        <text:list-item>
          <text:p text:style-name="P43">Fluxos alternativos do caso de uso;</text:p>
        </text:list-item>
        <text:list-item>
          <text:p text:style-name="P43">Descrições mais formais, como diagramas de estado ou de atividade, se a complexidade do caso de uso exigir;</text:p>
        </text:list-item>
        <text:list-item>
          <text:p text:style-name="P43">Observações.</text:p>
        </text:list-item>
      </text:list>
      <text:list xml:id="list215353445492064" text:continue-list="list215353093277955" text:style-name="WWNum3">
        <text:list-item>
          <text:list>
            <text:list-item>
              <text:h text:style-name="P3" text:outline-level="2">Requisitos não-funcionais</text:h>
              <text:list>
                <text:list-item>
                  <text:h text:style-name="P5" text:outline-level="3">Requisitos de desempenho</text:h>
                </text:list-item>
              </text:list>
            </text:list-item>
          </text:list>
        </text:list-item>
      </text:list>
      <text:p text:style-name="P36"><text:span text:style-name="T7">Requisitos de desempenho devem ser especificados de forma quantitativa e mensurável.</text:span></text:p>
      <text:list xml:id="list215352379661950" text:continue-numbering="true" text:style-name="WWNum3">
        <text:list-item>
          <text:list>
            <text:list-item>
              <text:list>
                <text:list-item>
                  <text:h text:style-name="P5" text:outline-level="3">Requisitos de dados persistentes</text:h>
                </text:list-item>
              </text:list>
            </text:list-item>
          </text:list>
        </text:list-item>
      </text:list>
      <text:p text:style-name="P36"><text:span text:style-name="T7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36"><text:span text:style-name="T7">INCLUIR AQUI O MODELO DE BANCO DE DADOS</text:span></text:p>
      <text:list xml:id="list215353801607381" text:continue-numbering="true" text:style-name="WWNum3">
        <text:list-item>
          <text:list>
            <text:list-item>
              <text:list>
                <text:list-item>
                  <text:h text:style-name="P5" text:outline-level="3">Restrições ao desenho</text:h>
                </text:list-item>
              </text:list>
            </text:list-item>
          </text:list>
        </text:list-item>
      </text:list>
      <text:p text:style-name="P36"><text:span text:style-name="T7">Restrições de projeto impostas por padrões externos, com influência da legislação..</text:span></text:p>
      <text:list xml:id="list215352620247594" text:continue-numbering="true" text:style-name="WWNum3">
        <text:list-item>
          <text:list>
            <text:list-item>
              <text:list>
                <text:list-item>
                  <text:h text:style-name="P5" text:outline-level="3">Atributos de Qualidade</text:h>
                </text:list-item>
              </text:list>
            </text:list-item>
          </text:list>
        </text:list-item>
      </text:list>
      <text:p text:style-name="P36"><text:bookmark text:name="_heading=h.30j0zll"/><text:span text:style-name="T7">Indica os atributos de qualidade, seguindo as características e subcaracterísticas recomendadas pela norma </text:span><text:a xlink:type="simple" xlink:href="https://drive.google.com/open?id=14-OfxrvT5pD4sblFt234r8NPBNwt2HmG" text:style-name="Default_20_Style" text:visited-style-name="Default_20_Style"><text:span text:style-name="T10">ISO-9126</text:span></text:a><text:span text:style-name="T7">.</text:span></text:p>
      <text:list xml:id="list215352832578914" text:continue-numbering="true" text:style-name="WWNum3">
        <text:list-item>
          <text:h text:style-name="P2" text:outline-level="1"><text:span text:style-name="T23">Análise de UCP</text:span></text:h>
        </text:list-item>
      </text:list>
      <text:p text:style-name="P44">As tabelas de escopo de valor do produto e tempo de desenvolvimento com Use Case Points - UCP. </text:p>
      <text:p text:style-name="P45"/>
      <text:p text:style-name="P45"/>
      <text:p text:style-name="P46"><text:bookmark text:name="_heading=h.1fob9te"/></text:p>
      <text:p text:style-name="P63"><text:span text:style-name="T11">Referências:</text:span></text:p>
      <text:p text:style-name="P64"/>
      <text:p text:style-name="P66"><text:bookmark text:name="_heading=h.3znysh7"/><text:span text:style-name="T12">IEEE Std. 830 – 1993. IEEE Recommended Practice for Software Requirements Specifications.</text:span></text:p>
      <text:p text:style-name="P65"/>
      <text:p text:style-name="P66"><text:span text:style-name="T12">IEEE ISO/IEC/IEEE 29148 – 2011. IEEE Systems and software engineering — Life cycle processes — Requirements engineering</text:span></text:p>
      <text:p text:style-name="P67"><text:bookmark text:name="_heading=h.2et92p0"/></text:p>
      <text:p text:style-name="P47"/>
      <text:p text:style-name="P23"/>
      <text:p text:style-name="P12"><text:span text:style-name="T8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3-02-15T19:22:00</meta:creation-date>
    <dc:date>2023-05-17T21:53:38.504677362</dc:date>
    <meta:editing-duration>PT32M18S</meta:editing-duration>
    <meta:generator>LibreOffice/7.3.7.2$Linux_X86_64 LibreOffice_project/30$Build-2</meta:generator>
    <meta:document-statistic meta:table-count="3" meta:image-count="0" meta:object-count="0" meta:page-count="8" meta:paragraph-count="200" meta:word-count="1497" meta:character-count="9523" meta:non-whitespace-character-count="8192"/>
    <meta:user-defined meta:name="AppVersion">16.0000</meta:user-defined>
    <meta:template xlink:type="simple" xlink:actuate="onRequest" xlink:title="Normal" xlink:href=""/>
  </office:meta>
</office:document-meta>
</file>